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1000001513F79AD90D82DF0D7.png" manifest:media-type="image/png"/>
  <manifest:file-entry manifest:full-path="Pictures/1000000000000A76000003673069D1CF4776110F.png" manifest:media-type="image/png"/>
  <manifest:file-entry manifest:full-path="Pictures/100000000000007F00000367BF31100F742F85A0.png" manifest:media-type="image/png"/>
  <manifest:file-entry manifest:full-path="Pictures/1000000000000A760000036706E71FAAEA6765A0.png" manifest:media-type="image/png"/>
  <manifest:file-entry manifest:full-path="Pictures/10000000000001510000015198FEFAC84577E247.png" manifest:media-type="image/png"/>
  <manifest:file-entry manifest:full-path="Pictures/1000000000000151000003671EE84CC749FE045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1" svg:font-family="Helvetica"/>
    <style:font-face style:name="arial1" svg:font-family="arial" style:font-family-generic="swiss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erif2" svg:font-family="'Liberation Serif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solid" svg:stroke-width="0.017cm" svg:stroke-color="#262626" draw:stroke-linejoin="round" svg:stroke-linecap="square" draw:fill="none" fo:padding-top="0.008cm" fo:padding-bottom="0.008cm" fo:padding-left="0.008cm" fo:padding-right="0.008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79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1.10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47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1.84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solid" svg:stroke-width="0.017cm" svg:stroke-color="#ff0000" draw:stroke-linejoin="round" svg:stroke-linecap="butt" draw:fill="none" fo:padding-top="0.008cm" fo:padding-bottom="0.008cm" fo:padding-left="0.008cm" fo:padding-right="0.008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1.6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28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6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solid" svg:stroke-width="0.017cm" svg:stroke-color="#333333" draw:stroke-linejoin="round" svg:stroke-linecap="square" draw:fill="none" fo:padding-top="0.008cm" fo:padding-bottom="0.008cm" fo:padding-left="0.008cm" fo:padding-right="0.008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39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2.32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1.334cm" fo:min-width="0.191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971cm" fo:padding-top="0cm" fo:padding-bottom="0cm" fo:padding-left="0cm" fo:padding-right="0cm"/>
      <style:paragraph-properties style:writing-mode="lr-tb"/>
    </style:style>
    <style:style style:name="gr17" style:family="graphic" style:parent-style-name="objectwithoutfill">
      <style:graphic-properties svg:stroke-color="#2a6099" draw:marker-start="Arrow" draw:marker-end="" draw:marker-end-width="0.3cm" draw:fill="solid" draw:textarea-horizontal-align="center" draw:textarea-vertical-align="middle"/>
    </style:style>
    <style:style style:name="gr18" style:family="graphic" style:parent-style-name="objectwithoutfill">
      <style:graphic-properties svg:stroke-color="#ff0000" draw:marker-start="Arrow" draw:marker-end="" draw:marker-end-width="0.3cm" draw:fill="solid" draw:textarea-horizontal-align="center" draw:textarea-vertical-align="middle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1.60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09cm" fo:min-width="0.34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34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74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7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692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  <style:text-properties fo:font-size="8.80000019073486pt"/>
    </style:style>
    <style:style style:name="P4" style:family="paragraph">
      <loext:graphic-properties draw:fill="none"/>
      <style:paragraph-properties fo:text-align="start" style:writing-mode="lr-tb"/>
      <style:text-properties fo:font-size="8.80000019073486pt" style:font-size-asian="8.80000019073486pt" style:font-size-complex="8.80000019073486pt"/>
    </style:style>
    <style:style style:name="P5" style:family="paragraph">
      <style:paragraph-properties fo:text-align="start" style:writing-mode="lr-tb"/>
      <style:text-properties fo:font-size="8pt"/>
    </style:style>
    <style:style style:name="P6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7" style:family="paragraph">
      <style:paragraph-properties fo:text-align="start" style:writing-mode="lr-tb"/>
      <style:text-properties fo:font-size="9.89999961853027pt"/>
    </style:style>
    <style:style style:name="P8" style:family="paragraph">
      <loext:graphic-properties draw:fill="none"/>
      <style:paragraph-properties fo:text-align="start" style:writing-mode="lr-tb"/>
      <style:text-properties fo:font-size="9.89999961853027pt" style:font-size-asian="9.89999961853027pt" style:font-size-complex="9.89999961853027pt"/>
    </style:style>
    <style:style style:name="P9" style:family="paragraph">
      <style:paragraph-properties fo:text-align="start" style:writing-mode="lr-tb"/>
      <style:text-properties fo:font-size="8.10000038146973pt"/>
    </style:style>
    <style:style style:name="P10" style:family="paragraph">
      <loext:graphic-properties draw:fill="none"/>
      <style:paragraph-properties fo:text-align="start" style:writing-mode="lr-tb"/>
      <style:text-properties fo:font-size="8.10000038146973pt" style:font-size-asian="8.10000038146973pt" style:font-size-complex="8.10000038146973pt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="none"/>
      <style:paragraph-properties fo:text-align="start" style:writing-mode="lr-tb"/>
      <style:text-properties style:font-name="arial1" fo:font-size="8.80000019073486pt" style:font-size-asian="8.80000019073486pt" style:font-size-complex="8.80000019073486pt"/>
    </style:style>
    <style:style style:name="P13" style:family="paragraph">
      <loext:graphic-properties draw:fill="solid"/>
      <style:paragraph-properties fo:text-align="center"/>
    </style:style>
    <style:style style:name="T1" style:family="text">
      <style:text-properties fo:color="#000000" style:font-name="Helvetica1" fo:font-size="8.80000019073486pt" fo:font-weight="bold" style:font-size-asian="8.80000019073486pt" style:font-name-complex="Helvetica1" style:font-size-complex="8.80000019073486pt" style:font-weight-complex="bold"/>
    </style:style>
    <style:style style:name="T2" style:family="text">
      <style:text-properties fo:color="#262626" style:font-name="Helvetica1" fo:font-size="8.80000019073486pt" style:font-size-asian="8.80000019073486pt" style:font-name-complex="Helvetica1" style:font-size-complex="8.80000019073486pt"/>
    </style:style>
    <style:style style:name="T3" style:family="text">
      <style:text-properties fo:color="#262626" style:font-name="Helvetica1" fo:font-size="8pt" style:font-size-asian="8pt" style:font-name-complex="Helvetica1" style:font-size-complex="8pt"/>
    </style:style>
    <style:style style:name="T4" style:family="text">
      <style:text-properties fo:color="#0000ff" style:font-name="Helvetica1" fo:font-size="9.89999961853027pt" fo:font-weight="bold" style:font-size-asian="9.89999961853027pt" style:font-name-complex="Helvetica1" style:font-size-complex="9.89999961853027pt" style:font-weight-complex="bold"/>
    </style:style>
    <style:style style:name="T5" style:family="text">
      <style:text-properties fo:color="#262626" style:font-name="Helvetica1" fo:font-size="8.10000038146973pt" style:font-size-asian="8.10000038146973pt" style:font-name-complex="Helvetica1" style:font-size-complex="8.10000038146973pt"/>
    </style:style>
    <style:style style:name="T6" style:family="text">
      <style:text-properties fo:color="#000000" style:font-name="Helvetica1" fo:font-size="8.10000038146973pt" style:font-size-asian="8.10000038146973pt" style:font-name-complex="Helvetica1" style:font-size-complex="8.10000038146973pt"/>
    </style:style>
    <style:style style:name="T7" style:family="text">
      <style:text-properties fo:color="#ff0000" style:font-name="Helvetica1" fo:font-size="9.89999961853027pt" fo:font-weight="bold" style:font-size-asian="9.89999961853027pt" style:font-name-complex="Helvetica1" style:font-size-complex="9.8999996185302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.481cm" svg:height="3.836cm" svg:x="17.653cm" svg:y="11.793cm" svg:viewBox="0 0 1482 3837" draw:points="0,3837 1482,3837 1482,0 0,0">
          <text:p/>
        </draw:polygon>
        <draw:frame draw:style-name="gr2" draw:text-style-name="P2" draw:layer="layout" svg:width="1.481cm" svg:height="3.835cm" svg:x="17.653cm" svg:y="11.793cm">
          <draw:image xlink:href="Pictures/1000000000000151000003671EE84CC749FE0452.png" xlink:type="simple" xlink:show="embed" xlink:actuate="onLoad" loext:mime-type="image/png">
            <text:p/>
          </draw:image>
        </draw:frame>
        <draw:line draw:style-name="gr3" draw:text-style-name="P2" draw:layer="layout" svg:x1="17.653cm" svg:y1="15.629cm" svg:x2="19.134cm" svg:y2="15.629cm">
          <text:p/>
        </draw:line>
        <draw:line draw:style-name="gr3" draw:text-style-name="P2" draw:layer="layout" svg:x1="17.653cm" svg:y1="11.793cm" svg:x2="19.134cm" svg:y2="11.793cm">
          <text:p/>
        </draw:line>
        <draw:frame draw:style-name="gr4" draw:text-style-name="P4" draw:layer="layout" svg:width="0.798cm" svg:height="0.31cm" svg:x="18.018cm" svg:y="11.429cm">
          <draw:text-box>
            <text:p text:style-name="P3"><text:span text:style-name="T1">Mea</text:span><text:span text:style-name="T1">n</text:span></text:p>
          </draw:text-box>
        </draw:frame>
        <draw:line draw:style-name="gr3" draw:text-style-name="P2" draw:layer="layout" svg:x1="17.653cm" svg:y1="11.793cm" svg:x2="17.653cm" svg:y2="15.629cm">
          <text:p/>
        </draw:line>
        <draw:line draw:style-name="gr3" draw:text-style-name="P2" draw:layer="layout" svg:x1="19.134cm" svg:y1="11.793cm" svg:x2="19.134cm" svg:y2="15.629cm">
          <text:p/>
        </draw:line>
        <draw:line draw:style-name="gr3" draw:text-style-name="P2" draw:layer="layout" svg:x1="17.653cm" svg:y1="12.561cm" svg:x2="17.691cm" svg:y2="12.561cm">
          <text:p/>
        </draw:line>
        <draw:line draw:style-name="gr3" draw:text-style-name="P2" draw:layer="layout" svg:x1="17.653cm" svg:y1="13.333cm" svg:x2="17.691cm" svg:y2="13.333cm">
          <text:p/>
        </draw:line>
        <draw:line draw:style-name="gr3" draw:text-style-name="P2" draw:layer="layout" svg:x1="17.653cm" svg:y1="14.105cm" svg:x2="17.691cm" svg:y2="14.105cm">
          <text:p/>
        </draw:line>
        <draw:line draw:style-name="gr3" draw:text-style-name="P2" draw:layer="layout" svg:x1="17.653cm" svg:y1="14.877cm" svg:x2="17.691cm" svg:y2="14.877cm">
          <text:p/>
        </draw:line>
        <draw:line draw:style-name="gr3" draw:text-style-name="P2" draw:layer="layout" svg:x1="19.134cm" svg:y1="12.561cm" svg:x2="19.096cm" svg:y2="12.561cm">
          <text:p/>
        </draw:line>
        <draw:line draw:style-name="gr3" draw:text-style-name="P2" draw:layer="layout" svg:x1="19.134cm" svg:y1="13.333cm" svg:x2="19.096cm" svg:y2="13.333cm">
          <text:p/>
        </draw:line>
        <draw:line draw:style-name="gr3" draw:text-style-name="P2" draw:layer="layout" svg:x1="19.134cm" svg:y1="14.105cm" svg:x2="19.096cm" svg:y2="14.105cm">
          <text:p/>
        </draw:line>
        <draw:line draw:style-name="gr3" draw:text-style-name="P2" draw:layer="layout" svg:x1="19.134cm" svg:y1="14.877cm" svg:x2="19.096cm" svg:y2="14.877cm">
          <text:p/>
        </draw:line>
        <draw:frame draw:style-name="gr5" draw:text-style-name="P4" draw:layer="layout" svg:width="1.107cm" svg:height="0.31cm" svg:x="17.772cm" svg:y="15.751cm">
          <draw:text-box>
            <text:p text:style-name="P3"><text:span text:style-name="T2">Position</text:span></text:p>
          </draw:text-box>
        </draw:frame>
        <draw:frame draw:style-name="gr6" draw:text-style-name="P6" draw:layer="layout" svg:width="0.472cm" svg:height="0.285cm" svg:x="17.041cm" svg:y="12.448cm">
          <draw:text-box>
            <text:p text:style-name="P5"><text:span text:style-name="T3">100</text:span></text:p>
          </draw:text-box>
        </draw:frame>
        <draw:frame draw:style-name="gr6" draw:text-style-name="P6" draw:layer="layout" svg:width="0.472cm" svg:height="0.285cm" svg:x="17.041cm" svg:y="13.22cm">
          <draw:text-box>
            <text:p text:style-name="P5"><text:span text:style-name="T3">200</text:span></text:p>
          </draw:text-box>
        </draw:frame>
        <draw:frame draw:style-name="gr6" draw:text-style-name="P6" draw:layer="layout" svg:width="0.472cm" svg:height="0.285cm" svg:x="17.041cm" svg:y="13.992cm">
          <draw:text-box>
            <text:p text:style-name="P5"><text:span text:style-name="T3">300</text:span></text:p>
          </draw:text-box>
        </draw:frame>
        <draw:frame draw:style-name="gr6" draw:text-style-name="P6" draw:layer="layout" svg:width="0.472cm" svg:height="0.285cm" svg:x="17.041cm" svg:y="14.764cm">
          <draw:text-box>
            <text:p text:style-name="P5"><text:span text:style-name="T3">400</text:span></text:p>
          </draw:text-box>
        </draw:frame>
        <draw:frame draw:style-name="gr7" draw:text-style-name="P4" draw:layer="layout" svg:width="1.848cm" svg:height="0.31cm" draw:transform="rotate (1.5707963267949) translate (16.7cm 14.757cm)">
          <draw:text-box>
            <text:p text:style-name="P3"><text:span text:style-name="T2">Ordered cells</text:span></text:p>
          </draw:text-box>
        </draw:frame>
        <draw:polygon draw:style-name="gr1" draw:text-style-name="P1" draw:layer="layout" svg:width="11.8cm" svg:height="3.836cm" svg:x="3.711cm" svg:y="9.193cm" svg:viewBox="0 0 11801 3837" draw:points="0,3837 11801,3837 11801,0 0,0">
          <text:p/>
        </draw:polygon>
        <draw:frame draw:style-name="gr2" draw:text-style-name="P2" draw:layer="layout" svg:width="11.802cm" svg:height="3.835cm" svg:x="3.71cm" svg:y="9.193cm">
          <draw:image xlink:href="Pictures/1000000000000A760000036706E71FAAEA6765A0.png" xlink:type="simple" xlink:show="embed" xlink:actuate="onLoad" loext:mime-type="image/png">
            <text:p/>
          </draw:image>
        </draw:frame>
        <draw:line draw:style-name="gr8" draw:text-style-name="P2" draw:layer="layout" svg:x1="4.867cm" svg:y1="9.193cm" svg:x2="4.867cm" svg:y2="13.029cm">
          <text:p/>
        </draw:line>
        <draw:line draw:style-name="gr8" draw:text-style-name="P2" draw:layer="layout" svg:x1="6.053cm" svg:y1="9.193cm" svg:x2="6.053cm" svg:y2="13.029cm">
          <text:p/>
        </draw:line>
        <draw:line draw:style-name="gr8" draw:text-style-name="P2" draw:layer="layout" svg:x1="7.239cm" svg:y1="9.193cm" svg:x2="7.239cm" svg:y2="13.029cm">
          <text:p/>
        </draw:line>
        <draw:line draw:style-name="gr8" draw:text-style-name="P2" draw:layer="layout" svg:x1="8.425cm" svg:y1="9.193cm" svg:x2="8.425cm" svg:y2="13.029cm">
          <text:p/>
        </draw:line>
        <draw:line draw:style-name="gr8" draw:text-style-name="P2" draw:layer="layout" svg:x1="9.611cm" svg:y1="9.193cm" svg:x2="9.611cm" svg:y2="13.029cm">
          <text:p/>
        </draw:line>
        <draw:line draw:style-name="gr8" draw:text-style-name="P2" draw:layer="layout" svg:x1="10.797cm" svg:y1="9.193cm" svg:x2="10.797cm" svg:y2="13.029cm">
          <text:p/>
        </draw:line>
        <draw:line draw:style-name="gr8" draw:text-style-name="P2" draw:layer="layout" svg:x1="11.983cm" svg:y1="9.193cm" svg:x2="11.983cm" svg:y2="13.029cm">
          <text:p/>
        </draw:line>
        <draw:line draw:style-name="gr8" draw:text-style-name="P2" draw:layer="layout" svg:x1="13.169cm" svg:y1="9.193cm" svg:x2="13.169cm" svg:y2="13.029cm">
          <text:p/>
        </draw:line>
        <draw:line draw:style-name="gr8" draw:text-style-name="P2" draw:layer="layout" svg:x1="14.355cm" svg:y1="9.193cm" svg:x2="14.355cm" svg:y2="13.029cm">
          <text:p/>
        </draw:line>
        <draw:line draw:style-name="gr3" draw:text-style-name="P2" draw:layer="layout" svg:x1="3.711cm" svg:y1="13.029cm" svg:x2="15.511cm" svg:y2="13.029cm">
          <text:p/>
        </draw:line>
        <draw:line draw:style-name="gr3" draw:text-style-name="P2" draw:layer="layout" svg:x1="3.711cm" svg:y1="9.193cm" svg:x2="15.511cm" svg:y2="9.193cm">
          <text:p/>
        </draw:line>
        <draw:line draw:style-name="gr3" draw:text-style-name="P2" draw:layer="layout" svg:x1="3.711cm" svg:y1="9.193cm" svg:x2="3.711cm" svg:y2="13.029cm">
          <text:p/>
        </draw:line>
        <draw:line draw:style-name="gr3" draw:text-style-name="P2" draw:layer="layout" svg:x1="15.511cm" svg:y1="9.193cm" svg:x2="15.511cm" svg:y2="13.029cm">
          <text:p/>
        </draw:line>
        <draw:line draw:style-name="gr3" draw:text-style-name="P2" draw:layer="layout" svg:x1="19.702cm" svg:y1="15.629cm" svg:x2="20.258cm" svg:y2="15.629cm">
          <text:p/>
        </draw:line>
        <draw:line draw:style-name="gr3" draw:text-style-name="P2" draw:layer="layout" svg:x1="19.702cm" svg:y1="11.793cm" svg:x2="20.258cm" svg:y2="11.793cm">
          <text:p/>
        </draw:line>
        <draw:line draw:style-name="gr3" draw:text-style-name="P2" draw:layer="layout" svg:x1="19.702cm" svg:y1="15.629cm" svg:x2="19.702cm" svg:y2="11.793cm">
          <text:p/>
        </draw:line>
        <draw:line draw:style-name="gr3" draw:text-style-name="P2" draw:layer="layout" svg:x1="20.258cm" svg:y1="15.629cm" svg:x2="20.258cm" svg:y2="11.793cm">
          <text:p/>
        </draw:line>
        <draw:frame draw:style-name="gr2" draw:text-style-name="P2" draw:layer="layout" svg:width="0.555cm" svg:height="3.835cm" svg:x="19.703cm" svg:y="11.793cm">
          <draw:image xlink:href="Pictures/100000000000007F00000367BF31100F742F85A0.png" xlink:type="simple" xlink:show="embed" xlink:actuate="onLoad" loext:mime-type="image/png">
            <text:p/>
          </draw:image>
        </draw:frame>
        <draw:line draw:style-name="gr3" draw:text-style-name="P2" draw:layer="layout" svg:x1="20.258cm" svg:y1="15.629cm" svg:x2="20.258cm" svg:y2="11.793cm">
          <text:p/>
        </draw:line>
        <draw:line draw:style-name="gr3" draw:text-style-name="P2" draw:layer="layout" svg:x1="20.258cm" svg:y1="15.629cm" svg:x2="20.219cm" svg:y2="15.629cm">
          <text:p/>
        </draw:line>
        <draw:line draw:style-name="gr3" draw:text-style-name="P2" draw:layer="layout" svg:x1="20.258cm" svg:y1="14.67cm" svg:x2="20.219cm" svg:y2="14.67cm">
          <text:p/>
        </draw:line>
        <draw:line draw:style-name="gr3" draw:text-style-name="P2" draw:layer="layout" svg:x1="20.258cm" svg:y1="13.711cm" svg:x2="20.219cm" svg:y2="13.711cm">
          <text:p/>
        </draw:line>
        <draw:line draw:style-name="gr3" draw:text-style-name="P2" draw:layer="layout" svg:x1="20.258cm" svg:y1="12.752cm" svg:x2="20.219cm" svg:y2="12.752cm">
          <text:p/>
        </draw:line>
        <draw:line draw:style-name="gr3" draw:text-style-name="P2" draw:layer="layout" svg:x1="20.258cm" svg:y1="11.793cm" svg:x2="20.219cm" svg:y2="11.793cm">
          <text:p/>
        </draw:line>
        <draw:frame draw:style-name="gr9" draw:text-style-name="P8" draw:layer="layout" svg:width="1.67cm" svg:height="0.348cm" svg:x="8.606cm" svg:y="8.467cm">
          <draw:text-box>
            <text:p text:style-name="P7"><text:span text:style-name="T4">Real trials</text:span></text:p>
          </draw:text-box>
        </draw:frame>
        <draw:frame draw:style-name="gr10" draw:text-style-name="P10" draw:layer="layout" svg:width="0.285cm" svg:height="0.289cm" svg:x="20.386cm" svg:y="15.527cm">
          <draw:text-box>
            <text:p text:style-name="P9"><text:span text:style-name="T5">0</text:span></text:p>
          </draw:text-box>
        </draw:frame>
        <draw:frame draw:style-name="gr10" draw:text-style-name="P10" draw:layer="layout" svg:width="0.285cm" svg:height="0.289cm" svg:x="20.386cm" svg:y="14.568cm">
          <draw:text-box>
            <text:p text:style-name="P9"><text:span text:style-name="T5">1</text:span></text:p>
          </draw:text-box>
        </draw:frame>
        <draw:frame draw:style-name="gr10" draw:text-style-name="P10" draw:layer="layout" svg:width="0.285cm" svg:height="0.289cm" svg:x="20.386cm" svg:y="13.609cm">
          <draw:text-box>
            <text:p text:style-name="P9"><text:span text:style-name="T5">2</text:span></text:p>
          </draw:text-box>
        </draw:frame>
        <draw:frame draw:style-name="gr10" draw:text-style-name="P10" draw:layer="layout" svg:width="0.285cm" svg:height="0.289cm" svg:x="20.386cm" svg:y="12.65cm">
          <draw:text-box>
            <text:p text:style-name="P9"><text:span text:style-name="T5">3</text:span></text:p>
          </draw:text-box>
        </draw:frame>
        <draw:frame draw:style-name="gr10" draw:text-style-name="P10" draw:layer="layout" svg:width="0.285cm" svg:height="0.289cm" svg:x="20.386cm" svg:y="11.691cm">
          <draw:text-box>
            <text:p text:style-name="P9"><text:span text:style-name="T5">4</text:span></text:p>
          </draw:text-box>
        </draw:frame>
        <draw:frame draw:style-name="gr11" draw:text-style-name="P10" draw:layer="layout" svg:width="1.67cm" svg:height="0.289cm" svg:x="19.159cm" svg:y="10.935cm">
          <draw:text-box>
            <text:p text:style-name="P9"><text:span text:style-name="T6">Scaled event</text:span></text:p>
          </draw:text-box>
        </draw:frame>
        <draw:line draw:style-name="gr3" draw:text-style-name="P2" draw:layer="layout" svg:x1="19.702cm" svg:y1="11.793cm" svg:x2="20.258cm" svg:y2="11.793cm">
          <text:p/>
        </draw:line>
        <draw:line draw:style-name="gr3" draw:text-style-name="P2" draw:layer="layout" svg:x1="19.702cm" svg:y1="15.629cm" svg:x2="20.258cm" svg:y2="15.629cm">
          <text:p/>
        </draw:line>
        <draw:line draw:style-name="gr3" draw:text-style-name="P2" draw:layer="layout" svg:x1="19.702cm" svg:y1="15.629cm" svg:x2="19.702cm" svg:y2="11.793cm">
          <text:p/>
        </draw:line>
        <draw:line draw:style-name="gr3" draw:text-style-name="P2" draw:layer="layout" svg:x1="20.258cm" svg:y1="15.629cm" svg:x2="20.258cm" svg:y2="11.793cm">
          <text:p/>
        </draw:line>
        <draw:polyline draw:style-name="gr12" draw:text-style-name="P2" draw:layer="layout" svg:width="0cm" svg:height="0cm" svg:x="19.702cm" svg:y="15.629cm" svg:viewBox="0 0 0 0" draw:points="0,0">
          <text:p/>
        </draw:polyline>
        <draw:polyline draw:style-name="gr12" draw:text-style-name="P2" draw:layer="layout" svg:width="0cm" svg:height="0cm" svg:x="19.702cm" svg:y="11.793cm" svg:viewBox="0 0 0 0" draw:points="0,0">
          <text:p/>
        </draw:polyline>
        <draw:polyline draw:style-name="gr12" draw:text-style-name="P2" draw:layer="layout" svg:width="0cm" svg:height="0cm" svg:x="20.258cm" svg:y="15.629cm" svg:viewBox="0 0 0 0" draw:points="0,0">
          <text:p/>
        </draw:polyline>
        <draw:polyline draw:style-name="gr12" draw:text-style-name="P2" draw:layer="layout" svg:width="0cm" svg:height="0cm" svg:x="20.258cm" svg:y="11.793cm" svg:viewBox="0 0 0 0" draw:points="0,0">
          <text:p/>
        </draw:polyline>
        <draw:polygon draw:style-name="gr1" draw:text-style-name="P1" draw:layer="layout" svg:width="11.8cm" svg:height="3.836cm" svg:x="3.711cm" svg:y="14.511cm" svg:viewBox="0 0 11801 3837" draw:points="0,3837 11801,3837 11801,0 0,0">
          <text:p/>
        </draw:polygon>
        <draw:frame draw:style-name="gr13" draw:text-style-name="P10" draw:layer="layout" svg:width="1.399cm" svg:height="0.289cm" svg:x="19.278cm" svg:y="11.306cm">
          <draw:text-box>
            <text:p text:style-name="P9"><text:span text:style-name="T6">amplitudes</text:span></text:p>
          </draw:text-box>
        </draw:frame>
        <draw:frame draw:style-name="gr2" draw:text-style-name="P2" draw:layer="layout" svg:width="11.802cm" svg:height="3.835cm" svg:x="3.71cm" svg:y="14.511cm">
          <draw:image xlink:href="Pictures/1000000000000A76000003673069D1CF4776110F.png" xlink:type="simple" xlink:show="embed" xlink:actuate="onLoad" loext:mime-type="image/png">
            <text:p/>
          </draw:image>
        </draw:frame>
        <draw:line draw:style-name="gr8" draw:text-style-name="P2" draw:layer="layout" svg:x1="4.867cm" svg:y1="14.511cm" svg:x2="4.867cm" svg:y2="18.347cm">
          <text:p/>
        </draw:line>
        <draw:line draw:style-name="gr8" draw:text-style-name="P2" draw:layer="layout" svg:x1="6.053cm" svg:y1="14.511cm" svg:x2="6.053cm" svg:y2="18.347cm">
          <text:p/>
        </draw:line>
        <draw:line draw:style-name="gr8" draw:text-style-name="P2" draw:layer="layout" svg:x1="7.239cm" svg:y1="14.511cm" svg:x2="7.239cm" svg:y2="18.347cm">
          <text:p/>
        </draw:line>
        <draw:line draw:style-name="gr8" draw:text-style-name="P2" draw:layer="layout" svg:x1="8.425cm" svg:y1="14.511cm" svg:x2="8.425cm" svg:y2="18.347cm">
          <text:p/>
        </draw:line>
        <draw:line draw:style-name="gr8" draw:text-style-name="P2" draw:layer="layout" svg:x1="9.611cm" svg:y1="14.511cm" svg:x2="9.611cm" svg:y2="18.347cm">
          <text:p/>
        </draw:line>
        <draw:line draw:style-name="gr8" draw:text-style-name="P2" draw:layer="layout" svg:x1="10.797cm" svg:y1="14.511cm" svg:x2="10.797cm" svg:y2="18.347cm">
          <text:p/>
        </draw:line>
        <draw:line draw:style-name="gr8" draw:text-style-name="P2" draw:layer="layout" svg:x1="11.983cm" svg:y1="14.511cm" svg:x2="11.983cm" svg:y2="18.347cm">
          <text:p/>
        </draw:line>
        <draw:line draw:style-name="gr8" draw:text-style-name="P2" draw:layer="layout" svg:x1="13.169cm" svg:y1="14.511cm" svg:x2="13.169cm" svg:y2="18.347cm">
          <text:p/>
        </draw:line>
        <draw:line draw:style-name="gr8" draw:text-style-name="P2" draw:layer="layout" svg:x1="14.355cm" svg:y1="14.511cm" svg:x2="14.355cm" svg:y2="18.347cm">
          <text:p/>
        </draw:line>
        <draw:line draw:style-name="gr3" draw:text-style-name="P2" draw:layer="layout" svg:x1="3.711cm" svg:y1="18.347cm" svg:x2="15.511cm" svg:y2="18.347cm">
          <text:p/>
        </draw:line>
        <draw:line draw:style-name="gr3" draw:text-style-name="P2" draw:layer="layout" svg:x1="3.711cm" svg:y1="14.511cm" svg:x2="15.511cm" svg:y2="14.511cm">
          <text:p/>
        </draw:line>
        <draw:line draw:style-name="gr3" draw:text-style-name="P2" draw:layer="layout" svg:x1="3.711cm" svg:y1="14.511cm" svg:x2="3.711cm" svg:y2="18.347cm">
          <text:p/>
        </draw:line>
        <draw:line draw:style-name="gr3" draw:text-style-name="P2" draw:layer="layout" svg:x1="15.511cm" svg:y1="14.511cm" svg:x2="15.511cm" svg:y2="18.347cm">
          <text:p/>
        </draw:line>
        <draw:frame draw:style-name="gr14" draw:text-style-name="P8" draw:layer="layout" svg:width="2.322cm" svg:height="0.348cm" svg:x="8.209cm" svg:y="14.085cm">
          <draw:text-box>
            <text:p text:style-name="P7"><text:span text:style-name="T7">Shuffled trials</text:span></text:p>
          </draw:text-box>
        </draw:frame>
        <draw:frame draw:style-name="gr2" draw:text-style-name="P2" draw:layer="layout" svg:width="1.481cm" svg:height="1.481cm" svg:x="0.575cm" svg:y="10.371cm">
          <draw:image xlink:href="Pictures/10000000000001510000015198FEFAC84577E247.png" xlink:type="simple" xlink:show="embed" xlink:actuate="onLoad" loext:mime-type="image/png">
            <text:p/>
          </draw:image>
        </draw:frame>
        <draw:frame draw:style-name="gr2" draw:text-style-name="P2" draw:layer="layout" svg:width="1.481cm" svg:height="1.481cm" svg:x="0.575cm" svg:y="15.689cm">
          <draw:image xlink:href="Pictures/1000000000000151000001513F79AD90D82DF0D7.png" xlink:type="simple" xlink:show="embed" xlink:actuate="onLoad" loext:mime-type="image/png">
            <text:p/>
          </draw:image>
        </draw:frame>
        <draw:custom-shape draw:style-name="gr15" draw:text-style-name="P11" draw:layer="layout" svg:width="0.381cm" svg:height="1.524cm" svg:x="1.123cm" svg:y="12.9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12" draw:layer="layout" svg:width="0.971cm" svg:height="0.31cm" svg:x="1.731cm" svg:y="13.579cm">
          <draw:text-box>
            <text:p text:style-name="P3"><text:span text:style-name="T2">Shuffle</text:span></text:p>
          </draw:text-box>
        </draw:frame>
        <draw:line draw:style-name="gr17" draw:text-style-name="P13" draw:layer="layout" svg:x1="17.185cm" svg:y1="11.728cm" svg:x2="15.661cm" svg:y2="10.839cm">
          <text:p/>
        </draw:line>
        <draw:line draw:style-name="gr18" draw:text-style-name="P13" draw:layer="layout" svg:x1="17.39cm" svg:y1="15.738cm" svg:x2="15.669cm" svg:y2="16.627cm">
          <text:p/>
        </draw:line>
        <draw:frame draw:style-name="gr6" draw:text-style-name="P6" draw:layer="layout" svg:width="0.472cm" svg:height="0.285cm" svg:x="3.139cm" svg:y="9.849cm">
          <draw:text-box>
            <text:p text:style-name="P5"><text:span text:style-name="T3">100</text:span></text:p>
          </draw:text-box>
        </draw:frame>
        <draw:frame draw:style-name="gr6" draw:text-style-name="P6" draw:layer="layout" svg:width="0.472cm" svg:height="0.285cm" svg:x="3.139cm" svg:y="10.621cm">
          <draw:text-box>
            <text:p text:style-name="P5"><text:span text:style-name="T3">200</text:span></text:p>
          </draw:text-box>
        </draw:frame>
        <draw:frame draw:style-name="gr6" draw:text-style-name="P6" draw:layer="layout" svg:width="0.472cm" svg:height="0.285cm" svg:x="3.139cm" svg:y="11.393cm">
          <draw:text-box>
            <text:p text:style-name="P5"><text:span text:style-name="T3">300</text:span></text:p>
          </draw:text-box>
        </draw:frame>
        <draw:frame draw:style-name="gr6" draw:text-style-name="P6" draw:layer="layout" svg:width="0.472cm" svg:height="0.285cm" svg:x="3.139cm" svg:y="12.165cm">
          <draw:text-box>
            <text:p text:style-name="P5"><text:span text:style-name="T3">400</text:span></text:p>
          </draw:text-box>
        </draw:frame>
        <draw:frame draw:style-name="gr7" draw:text-style-name="P4" draw:layer="layout" svg:width="1.848cm" svg:height="0.31cm" draw:transform="rotate (1.5707963267949) translate (2.798cm 12.158cm)">
          <draw:text-box>
            <text:p text:style-name="P3"><text:span text:style-name="T2">Ordered cells</text:span></text:p>
          </draw:text-box>
        </draw:frame>
        <draw:frame draw:style-name="gr6" draw:text-style-name="P6" draw:layer="layout" svg:width="0.472cm" svg:height="0.285cm" svg:x="3.137cm" svg:y="15.15cm">
          <draw:text-box>
            <text:p text:style-name="P5"><text:span text:style-name="T3">100</text:span></text:p>
          </draw:text-box>
        </draw:frame>
        <draw:frame draw:style-name="gr6" draw:text-style-name="P6" draw:layer="layout" svg:width="0.472cm" svg:height="0.285cm" svg:x="3.137cm" svg:y="15.922cm">
          <draw:text-box>
            <text:p text:style-name="P5"><text:span text:style-name="T3">200</text:span></text:p>
          </draw:text-box>
        </draw:frame>
        <draw:frame draw:style-name="gr6" draw:text-style-name="P6" draw:layer="layout" svg:width="0.472cm" svg:height="0.285cm" svg:x="3.137cm" svg:y="16.694cm">
          <draw:text-box>
            <text:p text:style-name="P5"><text:span text:style-name="T3">300</text:span></text:p>
          </draw:text-box>
        </draw:frame>
        <draw:frame draw:style-name="gr6" draw:text-style-name="P6" draw:layer="layout" svg:width="0.472cm" svg:height="0.285cm" svg:x="3.137cm" svg:y="17.466cm">
          <draw:text-box>
            <text:p text:style-name="P5"><text:span text:style-name="T3">400</text:span></text:p>
          </draw:text-box>
        </draw:frame>
        <draw:frame draw:style-name="gr7" draw:text-style-name="P4" draw:layer="layout" svg:width="1.848cm" svg:height="0.31cm" draw:transform="rotate (1.5707963267949) translate (2.796cm 17.459cm)">
          <draw:text-box>
            <text:p text:style-name="P3"><text:span text:style-name="T2">Ordered cells</text:span></text:p>
          </draw:text-box>
        </draw:frame>
        <draw:frame draw:style-name="gr5" draw:text-style-name="P4" draw:layer="layout" svg:width="1.107cm" svg:height="0.31cm" svg:x="3.673cm" svg:y="13.25cm">
          <draw:text-box>
            <text:p text:style-name="P3"><text:span text:style-name="T2">Position</text:span></text:p>
          </draw:text-box>
        </draw:frame>
        <draw:frame draw:style-name="gr5" draw:text-style-name="P4" draw:layer="layout" svg:width="1.107cm" svg:height="0.31cm" svg:x="3.674cm" svg:y="18.549cm">
          <draw:text-box>
            <text:p text:style-name="P3"><text:span text:style-name="T2">Position</text:span></text:p>
          </draw:text-box>
        </draw:frame>
        <draw:frame draw:style-name="gr19" draw:text-style-name="P4" draw:layer="layout" svg:width="1.603cm" svg:height="0.31cm" svg:x="3.274cm" svg:y="8.849cm">
          <draw:text-box>
            <text:p text:style-name="P3"><text:span text:style-name="T2">… </text:span><text:span text:style-name="T2">Trial #16</text:span></text:p>
          </draw:text-box>
        </draw:frame>
        <draw:frame draw:style-name="gr20" draw:text-style-name="P4" draw:layer="layout" svg:width="0.349cm" svg:height="0.31cm" svg:x="5.675cm" svg:y="8.85cm">
          <draw:text-box>
            <text:p text:style-name="P3"><text:span text:style-name="T2">17</text:span></text:p>
          </draw:text-box>
        </draw:frame>
        <draw:frame draw:style-name="gr20" draw:text-style-name="P4" draw:layer="layout" svg:width="0.349cm" svg:height="0.31cm" svg:x="6.876cm" svg:y="8.85cm">
          <draw:text-box>
            <text:p text:style-name="P3"><text:span text:style-name="T2">18</text:span></text:p>
          </draw:text-box>
        </draw:frame>
        <draw:frame draw:style-name="gr20" draw:text-style-name="P4" draw:layer="layout" svg:width="0.349cm" svg:height="0.31cm" svg:x="8.077cm" svg:y="8.85cm">
          <draw:text-box>
            <text:p text:style-name="P3"><text:span text:style-name="T2">19</text:span></text:p>
          </draw:text-box>
        </draw:frame>
        <draw:frame draw:style-name="gr21" draw:text-style-name="P4" draw:layer="layout" svg:width="0.349cm" svg:height="0.31cm" svg:x="9.278cm" svg:y="8.849cm">
          <draw:text-box>
            <text:p text:style-name="P3"><text:span text:style-name="T2">20</text:span></text:p>
          </draw:text-box>
        </draw:frame>
        <draw:frame draw:style-name="gr20" draw:text-style-name="P4" draw:layer="layout" svg:width="0.349cm" svg:height="0.31cm" svg:x="10.479cm" svg:y="8.85cm">
          <draw:text-box>
            <text:p text:style-name="P3"><text:span text:style-name="T2">21</text:span></text:p>
          </draw:text-box>
        </draw:frame>
        <draw:frame draw:style-name="gr21" draw:text-style-name="P4" draw:layer="layout" svg:width="0.349cm" svg:height="0.31cm" svg:x="11.58cm" svg:y="8.849cm">
          <draw:text-box>
            <text:p text:style-name="P3"><text:span text:style-name="T2">22</text:span></text:p>
          </draw:text-box>
        </draw:frame>
        <draw:frame draw:style-name="gr21" draw:text-style-name="P4" draw:layer="layout" svg:width="0.349cm" svg:height="0.31cm" svg:x="12.781cm" svg:y="8.849cm">
          <draw:text-box>
            <text:p text:style-name="P3"><text:span text:style-name="T2">23</text:span></text:p>
          </draw:text-box>
        </draw:frame>
        <draw:frame draw:style-name="gr21" draw:text-style-name="P4" draw:layer="layout" svg:width="0.349cm" svg:height="0.31cm" svg:x="13.982cm" svg:y="8.849cm">
          <draw:text-box>
            <text:p text:style-name="P3"><text:span text:style-name="T2">24</text:span></text:p>
          </draw:text-box>
        </draw:frame>
        <draw:frame draw:style-name="gr22" draw:text-style-name="P4" draw:layer="layout" svg:width="0.743cm" svg:height="0.31cm" svg:x="15.183cm" svg:y="8.849cm">
          <draw:text-box>
            <text:p text:style-name="P3"><text:span text:style-name="T2">25 …</text:span></text:p>
          </draw:text-box>
        </draw:frame>
        <draw:frame draw:style-name="gr23" draw:text-style-name="P4" draw:layer="layout" svg:width="0.76cm" svg:height="0.31cm" svg:x="0.874cm" svg:y="11.949cm">
          <draw:text-box>
            <text:p text:style-name="P3"><text:span text:style-name="T2">Trials</text:span></text:p>
          </draw:text-box>
        </draw:frame>
        <draw:frame draw:style-name="gr24" draw:text-style-name="P4" draw:layer="layout" svg:width="0.692cm" svg:height="0.31cm" draw:transform="rotate (1.5707963267949) translate (0.195cm 11.458cm)">
          <draw:text-box>
            <text:p text:style-name="P3"><text:span text:style-name="T2">Cells</text:span></text:p>
          </draw:text-box>
        </draw:frame>
        <draw:frame draw:style-name="gr23" draw:text-style-name="P4" draw:layer="layout" svg:width="0.76cm" svg:height="0.31cm" svg:x="0.874cm" svg:y="17.248cm">
          <draw:text-box>
            <text:p text:style-name="P3"><text:span text:style-name="T2">Trials</text:span></text:p>
          </draw:text-box>
        </draw:frame>
        <draw:frame draw:style-name="gr24" draw:text-style-name="P4" draw:layer="layout" svg:width="0.692cm" svg:height="0.31cm" draw:transform="rotate (1.5707963267949) translate (0.192cm 16.758cm)">
          <draw:text-box>
            <text:p text:style-name="P3"><text:span text:style-name="T2">Cell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1" svg:font-family="Helvetica"/>
    <style:font-face style:name="arial1" svg:font-family="arial" style:font-family-generic="swiss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erif2" svg:font-family="'Liberation Serif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8.3cm" fo:margin-bottom="1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03T16:03:17.387989648</dc:date>
    <meta:editing-duration>PT22M59S</meta:editing-duration>
    <meta:editing-cycles>6</meta:editing-cycles>
    <meta:generator>LibreOffice/6.4.7.2$Linux_X86_64 LibreOffice_project/40$Build-2</meta:generator>
    <meta:document-statistic meta:object-count="111"/>
  </office:meta>
</office:document-meta>
</file>